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2.75cm" fo:min-width="2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274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P3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2.75cm" svg:height="3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.774cm" svg:height="3.026cm" svg:x="2.8cm" svg:y="3cm">
          <draw:text-box>
            <text:p><text:span text:style-name="T1">$ git clone </text:span><text:span text:style-name="T1">git@github.co</text:span><text:span text:style-name="T1">m:admiswalker</text:span><text:span text:style-name="T1">/InPlaceChain</text:span><text:span text:style-name="T1">edHashTable-</text:span><text:span text:style-name="T1">IpCHashT-</text:span></text:p>
            <text:p><text:span text:style-name="T1">$ cd </text:span><text:span text:style-name="T1">./InPlaceChain</text:span><text:span text:style-name="T1">edHashTable-</text:span><text:span text:style-name="T1">IpCHashT-</text:span></text:p>
            <text:p><text:span text:style-name="T1">$ make</text:span></text:p>
            <text:p><text:span text:style-name="T1">$ ./exe_t</text:span></text:p>
            <text:p><text:span text:style-name="T1">$ ./exe_bm</text:span></text:p>
          </draw:text-box>
        </draw:frame>
      </draw:page>
      <draw:page draw:name="page2" draw:style-name="dp1" draw:master-page-name="標準">
        <draw:custom-shape draw:style-name="gr3" draw:text-style-name="P3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17T22:08:44.688897164</dc:date>
    <meta:editing-duration>PT23H20M7S</meta:editing-duration>
    <meta:editing-cycles>717</meta:editing-cycles>
    <meta:generator>LibreOffice/5.1.6.2$Linux_X86_64 LibreOffice_project/10m0$Build-2</meta:generator>
    <meta:document-statistic meta:object-count="3"/>
  </office:meta>
</office:document-meta>
</file>